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OpenSans" fo:font-size="14pt" fo:letter-spacing="normal" fo:font-style="normal" style:text-underline-style="none" fo:font-weight="normal" officeooo:rsid="0008879a" officeooo:paragraph-rsid="000c364e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OpenSans" fo:font-size="18pt" style:text-underline-style="none" fo:font-weight="bold" officeooo:rsid="0008879a" officeooo:paragraph-rsid="0008879a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style:font-name="OpenSans" fo:font-size="14pt" style:text-underline-style="solid" style:text-underline-width="auto" style:text-underline-color="font-color" fo:font-weight="bold" officeooo:rsid="0008879a" officeooo:paragraph-rsid="0008879a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style:font-name="OpenSans" fo:font-size="14pt" style:text-underline-style="none" fo:font-weight="normal" officeooo:rsid="0008879a" officeooo:paragraph-rsid="0008879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OpenSans" fo:font-size="24pt" style:text-underline-style="none" fo:font-weight="bold" officeooo:rsid="0008879a" officeooo:paragraph-rsid="0008879a" style:font-size-asian="24pt" style:font-weight-asian="bold" style:font-size-complex="24pt" style:font-weight-complex="bold"/>
    </style:style>
    <style:style style:name="P6" style:family="paragraph" style:parent-style-name="Standard" style:list-style-name="L1">
      <style:text-properties fo:color="#000000" style:font-name="OpenSans" fo:font-size="14pt" style:text-underline-style="none" fo:font-weight="normal" officeooo:rsid="0008879a" officeooo:paragraph-rsid="0008879a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0000" style:font-name="OpenSans" fo:font-size="14pt" style:text-underline-style="none" fo:font-weight="normal" officeooo:rsid="0008879a" officeooo:paragraph-rsid="0008879a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92ed3"/>
    </style:style>
    <style:style style:name="T3" style:family="text">
      <style:text-properties fo:font-style="italic" officeooo:rsid="00092ed3" style:font-style-asian="italic" style:font-style-complex="italic"/>
    </style:style>
    <style:style style:name="T4" style:family="text">
      <style:text-properties officeooo:rsid="000a6296"/>
    </style:style>
    <style:style style:name="T5" style:family="text">
      <style:text-properties officeooo:rsid="000b3dfc"/>
    </style:style>
    <style:style style:name="T6" style:family="text">
      <style:text-properties officeooo:rsid="000c3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5">Report for Assignment-2</text:p>
      <text:p text:style-name="P2"/>
      <text:p text:style-name="P1">A simple V<text:span text:style-name="T4">oice </text:span>O<text:span text:style-name="T4">ver </text:span>IP application is created in this assignment. There are two applications <text:span text:style-name="T5">one is </text:span>client and <text:span text:style-name="T5">the other is </text:span>server. Server sets up a sound server on the computer and plays any sound that is sent to it. </text:p>
      <text:p text:style-name="P1">The client program connects to any such server and sends the sound picked up by it. </text:p>
      <text:p text:style-name="P1">If computer <text:span text:style-name="T5">1</text:span> a<text:span text:style-name="T6">n</text:span>d <text:span text:style-name="T5">2</text:span> want<text:span text:style-name="T5">s</text:span> to <text:span text:style-name="T5">talk to</text:span> each other, both <text:span text:style-name="T5">of them </text:span>have to run client and server application and should connect to each other. </text:p>
      <text:p text:style-name="P1">The test was successful <text:span text:style-name="T5">and the voice is able to reach the target computer and a voice call is established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21:30:05.696053190</meta:creation-date>
    <dc:date>2020-03-02T22:14:40.720172322</dc:date>
    <meta:editing-duration>PT17M12S</meta:editing-duration>
    <meta:editing-cycles>5</meta:editing-cycles>
    <meta:generator>LibreOffice/6.3.4.2$Linux_X86_64 LibreOffice_project/30$Build-2</meta:generator>
    <meta:document-statistic meta:table-count="0" meta:image-count="0" meta:object-count="0" meta:page-count="1" meta:paragraph-count="6" meta:word-count="107" meta:character-count="571" meta:non-whitespace-character-count="465"/>
  </office:meta>
</office:document-meta>
</file>